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Arduino mega 2560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ESP8266 Serial WIFI Wireless Transceiver Module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nRF24L01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LM35 Temperature Sensor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ulseoxy meter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Explore Embedded Triple Axis Accelerometer – ADXL33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12 - 0 - 12 TRANSFORMER – 0.5A</text:p>
          </table:table-cell>
          <table:table-cell office:value-type="float" office:value="2" calcext:value-type="float">
            <text:p>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IM900A GSM Modem Module with SMA Antenna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6:30:49.691783695</meta:creation-date>
    <dc:date>2016-03-26T07:03:53.859123439</dc:date>
    <meta:editing-duration>PT17M24S</meta:editing-duration>
    <meta:editing-cycles>2</meta:editing-cycles>
    <meta:generator>LibreOffice/5.0.5.2$Linux_X86_64 LibreOffice_project/00m0$Build-2</meta:generator>
    <meta:document-statistic meta:table-count="1" meta:cell-count="30" meta:object-count="0"/>
  </office:meta>
</office:document-meta>
</file>